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text:span text:style-name="T1"> 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text:span text:style-name="Source_20_Text"> </text:span><text:span text:style-name="Source_20_Text"><text:text-input text:description="&lt;if test=&quot;o.partner_id.gender=='F'&quot;&gt;">&lt;if test="o.partner_id.gender=='F'"&gt;</text:text-input></text:span><text:span text:style-name="Source_20_Text"> née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Table_20_Contents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Signature"><text:span text:style-name="Source_20_Text"/></text:p>
      <text:p text:style-name="Table_20_Contents"><text:span text:style-name="Source_20_Text">Douche corps entier et lavage des cheveux avec la Betadine rouge la veille de l'intervention et le matin de l'intervention</text:span></text:p>
      <text:p text:style-name="Table_20_Contents"><text:span text:style-name="Source_20_Text"/></text:p>
      <text:p text:style-name="Table_20_Contents"><text:span text:style-name="Source_20_Text"><text:text-input text:description="&lt;if test=&quot;o.procedure_type_id.name=='Injection intravitréenne'&quot;&gt;">&lt;if test="o.procedure_type_id=='3'"&gt;</text:text-input></text:span></text:p>
      <text:p text:style-name="Table_20_Contents"><text:span text:style-name="Source_20_Text">-</text:span><text:span text:style-name="Source_20_Text"><text:span text:style-name="T1">CILOXAN</text:span></text:span><text:span text:style-name="Source_20_Text"><text:line-break/>1 gtte 3 fois par jour, 3 jours avant l'injection</text:span></text:p>
      <text:p text:style-name="Table_20_Contents"><text:span text:style-name="Source_20_Text">et 1 gtte 4 fois par jour pour 5 jours après l'injection</text:span></text:p>
      <text:p text:style-name="Table_20_Contents"><text:span text:style-name="Source_20_Text"/></text:p>
      <text:p text:style-name="Table_20_Contents"><text:span text:style-name="Source_20_Text">Oeil </text:span><text:span text:style-name="Source_20_Text"><text:text-input text:description="&lt;o.ods&gt;">&lt;o.ods&gt;</text:text-input></text:span></text:p>
      <text:p text:style-name="Table_20_Contents"><text:span text:style-name="Source_20_Text"><text:text-input text:description="&lt;/if&gt;">&lt;/if&gt;</text:text-input></text:span></text:p>
      <text:p text:style-name="Signature"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4-07-10T00:09:46</dc:date>
    <meta:editing-duration>PT5H23M18S</meta:editing-duration>
    <meta:editing-cycles>70</meta:editing-cycles>
    <meta:generator>LibreOffice/3.5$Linux_X86_64 LibreOffice_project/350m1$Build-2</meta:generator>
    <meta:document-statistic meta:table-count="0" meta:image-count="0" meta:object-count="0" meta:page-count="1" meta:paragraph-count="11" meta:word-count="76" meta:character-count="611" meta:non-whitespace-character-count="545"/>
  </office:meta>
</office:document-meta>
</file>